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5cm" svg:stroke-color="#ff000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cm" svg:stroke-color="#0000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cm" fo:padding-bottom="0cm" fo:padding-left="0cm" fo:padding-right="0cm"/>
    </style:style>
    <style:style style:name="gr7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5cm" svg:stroke-color="#0000ff" draw:marker-start="Arrow" draw:marker-start-width="0.45cm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font-family="'Terminal Dosis'" style:font-pitch="variable" fo:font-size="18pt" fo:font-weight="bold" style:font-weight-asian="bold" style:font-weight-complex="bold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font-family="'Terminal Dosis'" style:font-pitch="variable" fo:font-size="18pt" fo:hyphenate="false"/>
    </style:style>
    <style:style style:name="P4" style:family="paragraph">
      <style:paragraph-properties fo:text-align="center"/>
      <style:text-properties fo:font-family="'Terminal Dosis'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erminal Dosis'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family="'Terminal Dosis'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Terminal Dosis'" style:font-pitch="variabl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line-through-style="none" fo:font-family="'Terminal Dosis'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family="'Terminal Dosis'" style:font-pitch="variable"/>
    </style:style>
    <style:style style:name="T4" style:family="text">
      <style:text-properties fo:font-family="'Terminal Dosis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4cm" svg:x="6cm" svg:y="10.7cm">
          <text:p text:style-name="P1"><text:span text:style-name="T1">3</text:span></text:p>
          <text:p text:style-name="P1"><text:span text:style-name="T1">Sensor SPI</text:span></text:p>
          <text:p text:style-name="P1"><text:span text:style-name="T1">Gage Pr</text:span></text:p>
          <text:p text:style-name="P1"><text:span text:style-name="T1">Sensortechnics</text:span></text:p>
          <text:p text:style-name="P1"><text:span text:style-name="T1">HCEM500GUH9P3</text:span></text:p>
          <text:p text:style-name="P1"><text:span text:style-name="T1">dia 2.2mm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4cm" svg:x="10.5cm" svg:y="10.7cm">
          <text:p text:style-name="P1"><text:span text:style-name="T1">4</text:span></text:p>
          <text:p text:style-name="P1"><text:span text:style-name="T1">Sensor I2C</text:span></text:p>
          <text:p text:style-name="P1"><text:span text:style-name="T1">Abso Pr</text:span></text:p>
          <text:p text:style-name="P1"><text:span text:style-name="T1">Sensortechnics</text:span></text:p>
          <text:p text:style-name="P1"><text:span text:style-name="T1">HDIB002AUY8H5</text:span></text:p>
          <text:p text:style-name="P1"><text:span text:style-name="T1">dia 2.7mm</text:span></text:p>
          <text:p text:style-name="P1"><text:span text:style-name="T1">tap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4cm" svg:x="15cm" svg:y="10.7cm">
          <text:p text:style-name="P1"><text:span text:style-name="T1">5</text:span></text:p>
          <text:p text:style-name="P1"><text:span text:style-name="T1">Sensor I2C</text:span></text:p>
          <text:p text:style-name="P1"><text:span text:style-name="T1">Temp</text:span></text:p>
          <text:p text:style-name="P1"><text:span text:style-name="T1">Sensirion</text:span></text:p>
          <text:p text:style-name="P1"><text:span text:style-name="T1">STS21</text:span></text:p>
          <text:p text:style-name="P1"><text:span text:style-name="T1">?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4cm" svg:x="19.5cm" svg:y="10.7cm">
          <draw:glue-point draw:id="4" svg:x="2.99cm" svg:y="5cm"/>
          <text:p text:style-name="P1"><text:span text:style-name="T1">6</text:span></text:p>
          <text:p text:style-name="P1"><text:span text:style-name="T1">Actuator Digital</text:span></text:p>
          <text:p text:style-name="P1"><text:span text:style-name="T1">Pump</text:span></text:p>
          <text:p text:style-name="P1"><text:span text:style-name="T1">Xavitech</text:span></text:p>
          <text:p text:style-name="P1"><text:span text:style-name="T1">P1500 / P200</text:span></text:p>
          <text:p text:style-name="P1"><text:span text:style-name="T1">dia 4.0 / dia 3.1 mm</text:span></text:p>
          <text:p text:style-name="P1"><text:span text:style-name="T1">stra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4cm" svg:x="6cm" svg:y="23.9cm">
          <text:p text:style-name="P1"><text:span text:style-name="T1">12</text:span></text:p>
          <text:p text:style-name="P1"><text:span text:style-name="T1">Cuff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4cm" svg:x="24cm" svg:y="10.7cm">
          <text:p text:style-name="P1"><text:span text:style-name="T1">7</text:span></text:p>
          <text:p text:style-name="P1"><text:span text:style-name="T1">Sensor Serial</text:span></text:p>
          <text:p text:style-name="P1"><text:span text:style-name="T1">Mass Flow</text:span></text:p>
          <text:p text:style-name="P1"><text:span text:style-name="T1">Sensirion</text:span></text:p>
          <text:p text:style-name="P1"><text:span text:style-name="T1">EM1NR4R0V_1A</text:span></text:p>
          <text:p text:style-name="P1"><text:span text:style-name="T1">G 3/8”</text:span></text:p>
          <text:p text:style-name="P1"><text:span text:style-name="T1">BSPP Metr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4cm" svg:x="29.5cm" svg:y="10.7cm">
          <text:p text:style-name="P1"><text:span text:style-name="T1">8</text:span></text:p>
          <text:p text:style-name="P1"><text:span text:style-name="T1">Actuator</text:span></text:p>
          <text:p text:style-name="P1"><text:span text:style-name="T1">Restriction Valve</text:span></text:p>
          <text:p text:style-name="P1"><text:span text:style-name="T1">Bird Precision</text:span></text:p>
          <text:p text:style-name="P1"><text:span text:style-name="T1">RB#82715</text:span></text:p>
          <text:p text:style-name="P1"><text:span text:style-name="T1">dia 1/8”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4cm" svg:x="35cm" svg:y="10.7cm">
          <text:p text:style-name="P1"><text:span text:style-name="T1">9</text:span></text:p>
          <text:p text:style-name="P1"><text:span text:style-name="T1">Actuator Digital</text:span></text:p>
          <text:p text:style-name="P1"><text:span text:style-name="T1">Deflation Valve</text:span></text:p>
          <text:p text:style-name="P1"><text:span text:style-name="T1">Parker</text:span></text:p>
          <text:p text:style-name="P1"><text:span text:style-name="T1">X-1-05-S-F</text:span></text:p>
          <text:p text:style-name="P1"><text:span text:style-name="T1">dia 1/16”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12cm" svg:height="4cm" svg:x="4.5cm" svg:y="1cm">
          <draw:glue-point draw:id="4" svg:x="-3.85cm" svg:y="5cm"/>
          <draw:glue-point draw:id="5" svg:x="-2.59cm" svg:y="5cm"/>
          <draw:glue-point draw:id="6" svg:x="-1.047cm" svg:y="5cm"/>
          <draw:glue-point draw:id="7" svg:x="2.04cm" svg:y="5cm"/>
          <draw:glue-point draw:id="8" svg:x="3.456cm" svg:y="5cm"/>
          <draw:glue-point draw:id="9" svg:x="0.716cm" svg:y="5cm"/>
          <text:p text:style-name="P1"><text:span text:style-name="T1">2</text:span></text:p>
          <text:p text:style-name="P1"><text:span text:style-name="T1">Controller / Data Acquisition</text:span></text:p>
          <text:p text:style-name="P1"><text:span text:style-name="T2">Wyolum</text:span></text:p>
          <text:p text:style-name="P1"><text:span text:style-name="T2">uControl</text:span></text:p>
          <text:p text:style-name="P1"><text:span text:style-name="T2">Pump Start/Stop</text:span></text:p>
          <text:p text:style-name="P1"><text:span text:style-name="T2">Valve Open/Close</text:span></text:p>
          <text:p text:style-name="P1"><text:span text:style-name="T2">Data Pressure/Flow/Pulse/Temp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1.118cm" svg:x1="8cm" svg:y1="10.7cm" svg:x2="5.88cm" svg:y2="5cm" draw:start-shape="id1" draw:start-glue-point="0" draw:end-shape="id2" draw:end-glue-point="4" svg:d="m8000 10700v-1732h-2120v-3968">
          <text:p/>
        </draw:connector>
        <draw:connector draw:style-name="gr2" draw:text-style-name="P5" draw:layer="layout" draw:line-skew="0.617cm" svg:x1="12.5cm" svg:y1="10.7cm" svg:x2="7.392cm" svg:y2="5cm" draw:start-shape="id3" draw:start-glue-point="0" draw:end-shape="id2" draw:end-glue-point="5" svg:d="m12500 10700v-2233h-5108v-3467">
          <text:p/>
        </draw:connector>
        <draw:connector draw:style-name="gr2" draw:text-style-name="P5" draw:layer="layout" draw:line-skew="0.088cm" svg:x1="17cm" svg:y1="10.7cm" svg:x2="9.244cm" svg:y2="5cm" draw:start-shape="id4" draw:start-glue-point="0" draw:end-shape="id2" draw:end-glue-point="6" svg:d="m17000 10700v-2762h-7756v-2938">
          <text:p/>
        </draw:connector>
        <draw:connector draw:style-name="gr2" draw:text-style-name="P5" draw:layer="layout" draw:line-skew="-0.477cm" svg:x1="21.5cm" svg:y1="10.7cm" svg:x2="11.359cm" svg:y2="5cm" draw:start-shape="id5" draw:start-glue-point="0" draw:end-shape="id2" draw:end-glue-point="9" svg:d="m21500 10700v-3327h-10141v-2373">
          <text:p/>
        </draw:connector>
        <draw:connector draw:style-name="gr2" draw:text-style-name="P5" draw:layer="layout" draw:line-skew="-0.97cm" svg:x1="26cm" svg:y1="10.7cm" svg:x2="12.948cm" svg:y2="5cm" draw:start-shape="id6" draw:start-glue-point="0" draw:end-shape="id2" draw:end-glue-point="7" svg:d="m26000 10700v-3820h-13052v-1880">
          <text:p/>
        </draw:connector>
        <draw:connector draw:style-name="gr2" draw:text-style-name="P5" draw:layer="layout" draw:line-skew="-1.464cm" svg:x1="37cm" svg:y1="10.7cm" svg:x2="14.647cm" svg:y2="5cm" draw:start-shape="id7" draw:start-glue-point="0" draw:end-shape="id2" draw:end-glue-point="8" svg:d="m37000 10700v-4314h-22353v-1386">
          <text:p/>
        </draw:connector>
        <draw:custom-shape draw:style-name="gr1" draw:text-style-name="P3" xml:id="id8" draw:id="id8" draw:layer="layout" svg:width="12cm" svg:height="4cm" svg:x="17.8cm" svg:y="1cm">
          <draw:glue-point draw:id="4" svg:x="-3.85cm" svg:y="5cm"/>
          <draw:glue-point draw:id="5" svg:x="-2.59cm" svg:y="5cm"/>
          <draw:glue-point draw:id="6" svg:x="-1.047cm" svg:y="5cm"/>
          <draw:glue-point draw:id="7" svg:x="2.04cm" svg:y="5cm"/>
          <draw:glue-point draw:id="8" svg:x="3.456cm" svg:y="5cm"/>
          <draw:glue-point draw:id="9" svg:x="0.716cm" svg:y="5cm"/>
          <text:p text:style-name="P1"><text:span text:style-name="T1">1</text:span></text:p>
          <text:p text:style-name="P1"><text:span text:style-name="T1">User Interface</text:span></text:p>
          <text:p text:style-name="P1"><text:span text:style-name="T2">Wyolum</text:span></text:p>
          <text:p text:style-name="P1"><text:span text:style-name="T2">Raspberry-Pi / Beagle Bone</text:span></text:p>
          <text:p text:style-name="P1"><text:span text:style-name="T2">Display Pump / Valve (Actuator) Status</text:span></text:p>
          <text:p text:style-name="P1"><text:span text:style-name="T2">Display Blood Pressure &amp; Pulse</text:span></text:p>
          <text:p text:style-name="P1"><text:span text:style-name="T2">Compute &amp; Display EnDys scor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6.5cm" svg:y1="3cm" svg:x2="17.8cm" svg:y2="3cm" draw:start-shape="id2" draw:start-glue-point="1" draw:end-shape="id8" draw:end-glue-point="3" svg:d="m16500 3000h1300">
          <text:p/>
        </draw:connector>
        <draw:custom-shape draw:style-name="gr1" draw:text-style-name="P2" xml:id="id9" draw:id="id9" draw:layer="layout" svg:width="4cm" svg:height="4cm" svg:x="1cm" svg:y="23.9cm">
          <text:p text:style-name="P1"><text:span text:style-name="T1">11</text:span></text:p>
          <text:p text:style-name="P1"><text:span text:style-name="T1">Sensor Analog/I2C</text:span></text:p>
          <text:p text:style-name="P1"><text:span text:style-name="T1">Pulse</text:span></text:p>
          <text:p text:style-name="P1"><text:span text:style-name="T1">Sparkfun</text:span></text:p>
          <text:p text:style-name="P1"><text:span text:style-name="T1">SEN-11574</text:span></text:p>
          <text:p text:style-name="P1"><text:span text:style-name="T1">Finger</text:span></text:p>
          <text:p text:style-name="P1"><text:span text:style-name="T1">Clip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3cm" svg:y1="23.9cm" svg:x2="4.5cm" svg:y2="3cm" draw:start-shape="id9" draw:start-glue-point="0" draw:end-shape="id2" draw:end-glue-point="3" svg:d="m3000 23900v-20900h1500">
          <text:p/>
        </draw:connector>
        <draw:connector draw:style-name="gr3" draw:text-style-name="P5" draw:layer="layout" svg:x1="28cm" svg:y1="12.7cm" svg:x2="29.5cm" svg:y2="12.7cm" draw:start-shape="id6" draw:start-glue-point="1" draw:end-shape="id10" draw:end-glue-point="3" svg:d="m28000 12700h1500">
          <text:p/>
        </draw:connector>
        <draw:connector draw:style-name="gr3" draw:text-style-name="P5" draw:layer="layout" svg:x1="33.5cm" svg:y1="12.7cm" svg:x2="35cm" svg:y2="12.7cm" draw:start-shape="id10" draw:start-glue-point="1" draw:end-shape="id7" draw:end-glue-point="3" svg:d="m33500 12700h1500">
          <text:p/>
        </draw:connector>
        <draw:rect draw:style-name="gr4" draw:text-style-name="P5" xml:id="id11" draw:id="id11" draw:layer="layout" svg:width="33cm" svg:height="3cm" svg:x="6cm" svg:y="17.9cm">
          <draw:glue-point draw:id="4" svg:x="-4.393cm" svg:y="-5cm"/>
          <draw:glue-point draw:id="5" svg:x="-3.03cm" svg:y="-5cm"/>
          <draw:glue-point draw:id="6" svg:x="-1.666cm" svg:y="-5cm"/>
          <draw:glue-point draw:id="7" svg:x="-0.303cm" svg:y="-5cm"/>
          <draw:glue-point draw:id="8" svg:x="1.06cm" svg:y="-5cm"/>
          <draw:glue-point draw:id="9" svg:x="4.396cm" svg:y="-5cm"/>
          <draw:glue-point draw:id="10" svg:x="-4.393cm" svg:y="5cm"/>
          <text:p text:style-name="P6"><text:span text:style-name="T3">10</text:span></text:p>
          <text:p text:style-name="P6"><text:span text:style-name="T3">MANIFOLD</text:span></text:p>
          <text:p text:style-name="P6"><text:span text:style-name="T3">Al / Plastic machined block, with mechanical interfaces/threads to match each connection</text:span></text:p>
        </draw:rect>
        <draw:connector draw:style-name="gr5" draw:text-style-name="P5" draw:layer="layout" svg:x1="8.004cm" svg:y1="17.9cm" svg:x2="8cm" svg:y2="14.7cm" draw:start-shape="id11" draw:start-glue-point="4" draw:end-shape="id1" draw:end-glue-point="2" svg:d="m8004 17900v-1600h-4v-1600">
          <text:p/>
        </draw:connector>
        <draw:connector draw:style-name="gr6" draw:text-style-name="P7" draw:layer="layout" svg:x1="12.501cm" svg:y1="17.9cm" svg:x2="12.5cm" svg:y2="14.7cm" draw:start-shape="id11" draw:start-glue-point="5" draw:end-shape="id3" draw:end-glue-point="2" svg:d="m12501 17900v-1600h-1v-1600">
          <text:p/>
        </draw:connector>
        <draw:connector draw:style-name="gr5" draw:text-style-name="P5" draw:layer="layout" svg:x1="17.003cm" svg:y1="17.9cm" svg:x2="17cm" svg:y2="14.7cm" draw:start-shape="id11" draw:start-glue-point="6" draw:end-shape="id4" draw:end-glue-point="2" svg:d="m17003 17900v-1600h-3v-1600">
          <text:p/>
        </draw:connector>
        <draw:connector draw:style-name="gr5" draw:text-style-name="P5" draw:layer="layout" svg:x1="25.998cm" svg:y1="17.9cm" svg:x2="26cm" svg:y2="14.7cm" draw:start-shape="id11" draw:start-glue-point="8" draw:end-shape="id6" draw:end-glue-point="2" svg:d="m25998 17900v-1600h2v-1600">
          <text:p/>
        </draw:connector>
        <draw:connector draw:style-name="gr7" draw:text-style-name="P4" draw:layer="layout" svg:x1="39cm" svg:y1="12.7cm" svg:x2="40.794cm" svg:y2="12.682cm" draw:start-shape="id7" draw:start-glue-point="1" svg:d="m39000 12700h1148v-18h646">
          <text:p text:style-name="P6"><text:span text:style-name="T4"/></text:p>
          <text:p text:style-name="P6"><text:span text:style-name="T4"/></text:p>
          <text:p text:style-name="P6"><text:span text:style-name="T4">Exhaust</text:span></text:p>
        </draw:connector>
        <draw:connector draw:style-name="gr5" draw:text-style-name="P5" draw:layer="layout" svg:x1="21.5cm" svg:y1="14.7cm" svg:x2="21.501cm" svg:y2="17.9cm" draw:start-shape="id5" draw:start-glue-point="2" draw:end-shape="id11" draw:end-glue-point="7" svg:d="m21500 14700v1600h1v1600">
          <text:p/>
        </draw:connector>
        <draw:connector draw:style-name="gr7" draw:text-style-name="P5" draw:layer="layout" svg:x1="22.719cm" svg:y1="16.687cm" svg:x2="22.696cm" svg:y2="14.7cm" draw:end-shape="id5" draw:end-glue-point="4" svg:d="m22719 16687v-743h-23v-1244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4">Air In</text:span></text:p>
        </draw:connector>
        <draw:connector draw:style-name="gr8" draw:text-style-name="P5" draw:layer="layout" svg:x1="8.004cm" svg:y1="20.9cm" svg:x2="8cm" svg:y2="23.9cm" draw:start-shape="id11" draw:start-glue-point="10" draw:end-shape="id12" draw:end-glue-point="0" svg:d="m8004 20900v1500h-4v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1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2-12-18T11:50:07.41</meta:creation-date>
    <dc:date>2012-12-19T17:05:24.78</dc:date>
    <dc:creator>Anool Mahidharia</dc:creator>
    <meta:editing-duration>PT2H31M53S</meta:editing-duration>
    <meta:editing-cycles>10</meta:editing-cycles>
    <meta:generator>OpenOffice.org/3.3$Win32 OpenOffice.org_project/330m20$Build-9567</meta:generator>
    <meta:document-statistic meta:object-count="30"/>
  </office:meta>
</office:document-meta>
</file>